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5.6508in" svg:y="6.5646in">
            <draw:object draw:notify-on-update-of-ranges="Sheet1.F33:Sheet1.F33 Sheet1.F34:Sheet1.F37 Sheet1.G33:Sheet1.G33 Sheet1.G34:Sheet1.G37 Sheet1.H33:Sheet1.H33 Sheet1.H34:Sheet1.H37 Sheet1.I33:Sheet1.I33 Sheet1.I34:Sheet1.I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>
            <text:p>metryki proste</text:p>
          </table:table-cell>
          <table:table-cell table:number-columns-repeated="16"/>
        </table:table-row>
        <table:table-row table:style-name="ro2">
          <table:table-cell office:value-type="string">
            <text:p>my computer</text:p>
          </table:table-cell>
          <table:table-cell table:number-columns-repeated="2"/>
          <table:table-cell office:value-type="string">
            <text:p>agh vnode-02</text:p>
          </table:table-cell>
          <table:table-cell table:number-columns-repeated="13"/>
        </table:table-row>
        <table:table-row table:style-name="ro2">
          <table:table-cell office:value-type="string">
            <text:p>count sort</text:p>
          </table:table-cell>
          <table:table-cell office:value-type="string">
            <text:p>10^6</text:p>
          </table:table-cell>
          <table:table-cell office:value-type="string">
            <text:p>10^8</text:p>
          </table:table-cell>
          <table:table-cell table:number-columns-repeated="2"/>
          <table:table-cell office:value-type="string">
            <text:p>10^6 my pc</text:p>
          </table:table-cell>
          <table:table-cell office:value-type="string">
            <text:p>10^8 my pc</text:p>
          </table:table-cell>
          <table:table-cell office:value-type="string">
            <text:p>10^6 vnode</text:p>
          </table:table-cell>
          <table:table-cell office:value-type="string">
            <text:p>10^8 vnode</text:p>
          </table:table-cell>
          <table:table-cell table:number-columns-repeated="4"/>
          <table:table-cell office:value-type="string">
            <text:p>serial fraction</text:p>
          </table:table-cell>
          <table:table-cell table:number-columns-repeated="3"/>
        </table:table-row>
        <table:table-row table:style-name="ro2">
          <table:table-cell office:value-type="string">
            <text:p>hosts</text:p>
          </table:table-cell>
          <table:table-cell office:value-type="string">
            <text:p>time</text:p>
          </table:table-cell>
          <table:table-cell table:number-columns-repeated="3"/>
          <table:table-cell office:value-type="string">
            <text:p>speedup</text:p>
          </table:table-cell>
          <table:table-cell table:number-columns-repeated="3"/>
          <table:table-cell office:value-type="string">
            <text:p>efficiency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625">
            <text:p>0.015625</text:p>
          </table:table-cell>
          <table:table-cell office:value-type="float" office:value="1.496094">
            <text:p>1.496094</text:p>
          </table:table-cell>
          <table:table-cell office:value-type="float" office:value="0.022949">
            <text:p>0.022949</text:p>
          </table:table-cell>
          <table:table-cell office:value-type="float" office:value="2.445322">
            <text:p>2.445322</text:p>
          </table:table-cell>
          <table:table-cell table:formula="of:=[.B$5]/[.B5]" office:value-type="float" office:value="1">
            <text:p>1</text:p>
          </table:table-cell>
          <table:table-cell table:formula="of:=[.C$5]/[.C5]" office:value-type="float" office:value="1">
            <text:p>1</text:p>
          </table:table-cell>
          <table:table-cell table:formula="of:=[.D$5]/[.D5]" office:value-type="float" office:value="1">
            <text:p>1</text:p>
          </table:table-cell>
          <table:table-cell table:formula="of:=[.E$5]/[.E5]" office:value-type="float" office:value="1">
            <text:p>1</text:p>
          </table:table-cell>
          <table:table-cell table:formula="of:=[.F5]/[.$A5]" office:value-type="float" office:value="1">
            <text:p>1</text:p>
          </table:table-cell>
          <table:table-cell table:formula="of:=[.G5]/[.$A5]" office:value-type="float" office:value="1">
            <text:p>1</text:p>
          </table:table-cell>
          <table:table-cell table:formula="of:=[.H5]/[.$A5]" office:value-type="float" office:value="1">
            <text:p>1</text:p>
          </table:table-cell>
          <table:table-cell table:formula="of:=[.I5]/[.$A5]" office:value-type="float" office:value="1">
            <text:p>1</text:p>
          </table:table-cell>
          <table:table-cell office:value-type="string">
            <text:p>10^6 my pc</text:p>
          </table:table-cell>
          <table:table-cell office:value-type="string">
            <text:p>10^8 my pc</text:p>
          </table:table-cell>
          <table:table-cell office:value-type="string">
            <text:p>10^6 vnode</text:p>
          </table:table-cell>
          <table:table-cell office:value-type="string">
            <text:p>10^8 vno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0412">
            <text:p>0.020412</text:p>
          </table:table-cell>
          <table:table-cell office:value-type="float" office:value="1.464844">
            <text:p>1.464844</text:p>
          </table:table-cell>
          <table:table-cell office:value-type="float" office:value="0.022999">
            <text:p>0.022999</text:p>
          </table:table-cell>
          <table:table-cell office:value-type="float" office:value="2.442727">
            <text:p>2.442727</text:p>
          </table:table-cell>
          <table:table-cell table:formula="of:=[.B$5]/[.B6]" office:value-type="float" office:value="0.765481089555164">
            <text:p>0.7654810896</text:p>
          </table:table-cell>
          <table:table-cell table:formula="of:=[.C$5]/[.C6]" office:value-type="float" office:value="1.02133332969245">
            <text:p>1.0213333297</text:p>
          </table:table-cell>
          <table:table-cell table:formula="of:=[.D$5]/[.D6]" office:value-type="float" office:value="0.997825992434454">
            <text:p>0.9978259924</text:p>
          </table:table-cell>
          <table:table-cell table:formula="of:=[.E$5]/[.E6]" office:value-type="float" office:value="1.00106233729762">
            <text:p>1.0010623373</text:p>
          </table:table-cell>
          <table:table-cell table:formula="of:=[.F6]/[.$A6]" office:value-type="float" office:value="0.382740544777582">
            <text:p>0.3827405448</text:p>
          </table:table-cell>
          <table:table-cell table:formula="of:=[.G6]/[.$A6]" office:value-type="float" office:value="0.510666664846223">
            <text:p>0.5106666648</text:p>
          </table:table-cell>
          <table:table-cell table:formula="of:=[.H6]/[.$A6]" office:value-type="float" office:value="0.498912996217227">
            <text:p>0.4989129962</text:p>
          </table:table-cell>
          <table:table-cell table:formula="of:=[.I6]/[.$A6]" office:value-type="float" office:value="0.500531168648809">
            <text:p>0.5005311686</text:p>
          </table:table-cell>
          <table:table-cell table:formula="of:=(1/[.F6]-1/[.$A6])/(1-1/[.$A6])" office:value-type="float" office:value="1.612736">
            <text:p>1.612736</text:p>
          </table:table-cell>
          <table:table-cell table:formula="of:=(1/[.G6]-1/[.$A6])/(1-1/[.$A6])" office:value-type="float" office:value="0.958224550061694">
            <text:p>0.9582245501</text:p>
          </table:table-cell>
          <table:table-cell table:formula="of:=(1/[.H6]-1/[.$A6])/(1-1/[.$A6])" office:value-type="float" office:value="1.00435748834372">
            <text:p>1.0043574883</text:p>
          </table:table-cell>
          <table:table-cell table:formula="of:=(1/[.I6]-1/[.$A6])/(1-1/[.$A6])" office:value-type="float" office:value="0.997877580130551">
            <text:p>0.99787758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9531">
            <text:p>0.019531</text:p>
          </table:table-cell>
          <table:table-cell office:value-type="float" office:value="1.480469">
            <text:p>1.480469</text:p>
          </table:table-cell>
          <table:table-cell office:value-type="float" office:value="0.023023">
            <text:p>0.023023</text:p>
          </table:table-cell>
          <table:table-cell office:value-type="float" office:value="2.441088">
            <text:p>2.441088</text:p>
          </table:table-cell>
          <table:table-cell table:formula="of:=[.B$5]/[.B7]" office:value-type="float" office:value="0.800010240131074">
            <text:p>0.8000102401</text:p>
          </table:table-cell>
          <table:table-cell table:formula="of:=[.C$5]/[.C7]" office:value-type="float" office:value="1.01055408792754">
            <text:p>1.0105540879</text:p>
          </table:table-cell>
          <table:table-cell table:formula="of:=[.D$5]/[.D7]" office:value-type="float" office:value="0.996785822872779">
            <text:p>0.9967858229</text:p>
          </table:table-cell>
          <table:table-cell table:formula="of:=[.E$5]/[.E7]" office:value-type="float" office:value="1.00173447249751">
            <text:p>1.0017344725</text:p>
          </table:table-cell>
          <table:table-cell table:formula="of:=[.F7]/[.$A7]" office:value-type="float" office:value="0.266670080043691">
            <text:p>0.26667008</text:p>
          </table:table-cell>
          <table:table-cell table:formula="of:=[.G7]/[.$A7]" office:value-type="float" office:value="0.336851362642514">
            <text:p>0.3368513626</text:p>
          </table:table-cell>
          <table:table-cell table:formula="of:=[.H7]/[.$A7]" office:value-type="float" office:value="0.332261940957593">
            <text:p>0.332261941</text:p>
          </table:table-cell>
          <table:table-cell table:formula="of:=[.I7]/[.$A7]" office:value-type="float" office:value="0.333911490832503">
            <text:p>0.3339114908</text:p>
          </table:table-cell>
          <table:table-cell table:formula="of:=(1/[.F7]-1/[.$A7])/(1-1/[.$A7])" office:value-type="float" office:value="1.374976">
            <text:p>1.374976</text:p>
          </table:table-cell>
          <table:table-cell table:formula="of:=(1/[.G7]-1/[.$A7])/(1-1/[.$A7])" office:value-type="float" office:value="0.984334206273135">
            <text:p>0.9843342063</text:p>
          </table:table-cell>
          <table:table-cell table:formula="of:=(1/[.H7]-1/[.$A7])/(1-1/[.$A7])" office:value-type="float" office:value="1.00483681206153">
            <text:p>1.0048368121</text:p>
          </table:table-cell>
          <table:table-cell table:formula="of:=(1/[.I7]-1/[.$A7])/(1-1/[.$A7])" office:value-type="float" office:value="0.997402796032588">
            <text:p>0.9974027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9531">
            <text:p>0.019531</text:p>
          </table:table-cell>
          <table:table-cell office:value-type="float" office:value="1.472656">
            <text:p>1.472656</text:p>
          </table:table-cell>
          <table:table-cell office:value-type="float" office:value="0.023053">
            <text:p>0.023053</text:p>
          </table:table-cell>
          <table:table-cell office:value-type="float" office:value="2.441495">
            <text:p>2.441495</text:p>
          </table:table-cell>
          <table:table-cell table:formula="of:=[.B$5]/[.B8]" office:value-type="float" office:value="0.800010240131074">
            <text:p>0.8000102401</text:p>
          </table:table-cell>
          <table:table-cell table:formula="of:=[.C$5]/[.C8]" office:value-type="float" office:value="1.01591546158777">
            <text:p>1.0159154616</text:p>
          </table:table-cell>
          <table:table-cell table:formula="of:=[.D$5]/[.D8]" office:value-type="float" office:value="0.995488656573982">
            <text:p>0.9954886566</text:p>
          </table:table-cell>
          <table:table-cell table:formula="of:=[.E$5]/[.E8]" office:value-type="float" office:value="1.00156748221889">
            <text:p>1.0015674822</text:p>
          </table:table-cell>
          <table:table-cell table:formula="of:=[.F8]/[.$A8]" office:value-type="float" office:value="0.200002560032768">
            <text:p>0.20000256</text:p>
          </table:table-cell>
          <table:table-cell table:formula="of:=[.G8]/[.$A8]" office:value-type="float" office:value="0.253978865396943">
            <text:p>0.2539788654</text:p>
          </table:table-cell>
          <table:table-cell table:formula="of:=[.H8]/[.$A8]" office:value-type="float" office:value="0.248872164143495">
            <text:p>0.2488721641</text:p>
          </table:table-cell>
          <table:table-cell table:formula="of:=[.I8]/[.$A8]" office:value-type="float" office:value="0.250391870554722">
            <text:p>0.2503918706</text:p>
          </table:table-cell>
          <table:table-cell table:formula="of:=(1/[.F8]-1/[.$A8])/(1-1/[.$A8])" office:value-type="float" office:value="1.333312">
            <text:p>1.333312</text:p>
          </table:table-cell>
          <table:table-cell table:formula="of:=(1/[.G8]-1/[.$A8])/(1-1/[.$A8])" office:value-type="float" office:value="0.979111829426047">
            <text:p>0.9791118294</text:p>
          </table:table-cell>
          <table:table-cell table:formula="of:=(1/[.H8]-1/[.$A8])/(1-1/[.$A8])" office:value-type="float" office:value="1.00604238383662">
            <text:p>1.0060423838</text:p>
          </table:table-cell>
          <table:table-cell table:formula="of:=(1/[.I8]-1/[.$A8])/(1-1/[.$A8])" office:value-type="float" office:value="0.99791329458179">
            <text:p>0.997913294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2">
          <table:table-cell office:value-type="string">
            <text:p>multiplication</text:p>
          </table:table-cell>
          <table:table-cell office:value-type="string">
            <text:p>5000^2=25*10^6</text:p>
          </table:table-cell>
          <table:table-cell office:value-type="string">
            <text:p>15000^2=225*10^6</text:p>
          </table:table-cell>
          <table:table-cell table:number-columns-repeated="14"/>
        </table:table-row>
        <table:table-row table:style-name="ro2">
          <table:table-cell office:value-type="string">
            <text:p>hosts</text:p>
          </table:table-cell>
          <table:table-cell office:value-type="string">
            <text:p>time</text:p>
          </table:table-cell>
          <table:table-cell table:number-columns-repeated="3"/>
          <table:table-cell office:value-type="string">
            <text:p>5000 my pc</text:p>
          </table:table-cell>
          <table:table-cell office:value-type="string">
            <text:p>15000 my pc</text:p>
          </table:table-cell>
          <table:table-cell office:value-type="string">
            <text:p>5000 vnode</text:p>
          </table:table-cell>
          <table:table-cell office:value-type="string">
            <text:p>15000 vnode</text:p>
          </table:table-cell>
          <table:table-cell office:value-type="string">
            <text:p>5000 my pc</text:p>
          </table:table-cell>
          <table:table-cell office:value-type="string">
            <text:p>15000 my pc</text:p>
          </table:table-cell>
          <table:table-cell office:value-type="string">
            <text:p>5000 vnode</text:p>
          </table:table-cell>
          <table:table-cell office:value-type="string">
            <text:p>15000 vnod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62723">
            <text:p>0.162723</text:p>
          </table:table-cell>
          <table:table-cell office:value-type="float" office:value="1.479074">
            <text:p>1.479074</text:p>
          </table:table-cell>
          <table:table-cell office:value-type="float" office:value="0.217687">
            <text:p>0.217687</text:p>
          </table:table-cell>
          <table:table-cell office:value-type="float" office:value="1.874919">
            <text:p>1.874919</text:p>
          </table:table-cell>
          <table:table-cell table:formula="of:=[.B$14]/[.B14]" office:value-type="float" office:value="1">
            <text:p>1</text:p>
          </table:table-cell>
          <table:table-cell table:formula="of:=[.C$14]/[.C14]" office:value-type="float" office:value="1">
            <text:p>1</text:p>
          </table:table-cell>
          <table:table-cell table:formula="of:=[.D$14]/[.D14]" office:value-type="float" office:value="1">
            <text:p>1</text:p>
          </table:table-cell>
          <table:table-cell table:formula="of:=[.E$14]/[.E14]" office:value-type="float" office:value="1">
            <text:p>1</text:p>
          </table:table-cell>
          <table:table-cell table:formula="of:=[.F14]/[.$A14]" office:value-type="float" office:value="1">
            <text:p>1</text:p>
          </table:table-cell>
          <table:table-cell table:formula="of:=[.G14]/[.$A14]" office:value-type="float" office:value="1">
            <text:p>1</text:p>
          </table:table-cell>
          <table:table-cell table:formula="of:=[.H14]/[.$A14]" office:value-type="float" office:value="1">
            <text:p>1</text:p>
          </table:table-cell>
          <table:table-cell table:formula="of:=[.I14]/[.$A14]" office:value-type="float" office:value="1">
            <text:p>1</text:p>
          </table:table-cell>
          <table:table-cell office:value-type="string">
            <text:p>5000 my pc</text:p>
          </table:table-cell>
          <table:table-cell office:value-type="string">
            <text:p>15000 my pc</text:p>
          </table:table-cell>
          <table:table-cell office:value-type="string">
            <text:p>5000 vnode</text:p>
          </table:table-cell>
          <table:table-cell office:value-type="string">
            <text:p>15000 vno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90569">
            <text:p>0.090569</text:p>
          </table:table-cell>
          <table:table-cell office:value-type="float" office:value="0.821554">
            <text:p>0.821554</text:p>
          </table:table-cell>
          <table:table-cell office:value-type="float" office:value="0.10593">
            <text:p>0.10593</text:p>
          </table:table-cell>
          <table:table-cell office:value-type="float" office:value="0.960274">
            <text:p>0.960274</text:p>
          </table:table-cell>
          <table:table-cell table:formula="of:=[.B$14]/[.B15]" office:value-type="float" office:value="1.79667435877618">
            <text:p>1.7966743588</text:p>
          </table:table-cell>
          <table:table-cell table:formula="of:=[.C$14]/[.C15]" office:value-type="float" office:value="1.80033692246645">
            <text:p>1.8003369225</text:p>
          </table:table-cell>
          <table:table-cell table:formula="of:=[.D$14]/[.D15]" office:value-type="float" office:value="2.0550080241669">
            <text:p>2.0550080242</text:p>
          </table:table-cell>
          <table:table-cell table:formula="of:=[.E$14]/[.E15]" office:value-type="float" office:value="1.95248335370946">
            <text:p>1.9524833537</text:p>
          </table:table-cell>
          <table:table-cell table:formula="of:=[.F15]/[.$A15]" office:value-type="float" office:value="0.898337179388091">
            <text:p>0.8983371794</text:p>
          </table:table-cell>
          <table:table-cell table:formula="of:=[.G15]/[.$A15]" office:value-type="float" office:value="0.900168461233224">
            <text:p>0.9001684612</text:p>
          </table:table-cell>
          <table:table-cell table:formula="of:=[.H15]/[.$A15]" office:value-type="float" office:value="1.02750401208345">
            <text:p>1.0275040121</text:p>
          </table:table-cell>
          <table:table-cell table:formula="of:=[.I15]/[.$A15]" office:value-type="float" office:value="0.976241676854731">
            <text:p>0.9762416769</text:p>
          </table:table-cell>
          <table:table-cell table:formula="of:=(1/[.F15] - 1/[.$A15]) / (1-1/[.$A15])" office:value-type="float" office:value="0.113167775913669">
            <text:p>0.1131677759</text:p>
          </table:table-cell>
          <table:table-cell table:formula="of:=(1/[.G15] - 1/[.$A15]) / (1-1/[.$A15])" office:value-type="float" office:value="0.110903173201611">
            <text:p>0.1109031732</text:p>
          </table:table-cell>
          <table:table-cell table:formula="of:=(1/[.H15] - 1/[.$A15]) / (1-1/[.$A15])" office:value-type="float" office:value="-0.0267677904514277">
            <text:p>-0.0267677905</text:p>
          </table:table-cell>
          <table:table-cell table:formula="of:=(1/[.I15] - 1/[.$A15]) / (1-1/[.$A15])" office:value-type="float" office:value="0.0243365180042445">
            <text:p>0.0243365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9185">
            <text:p>0.09185</text:p>
          </table:table-cell>
          <table:table-cell office:value-type="float" office:value="0.823343">
            <text:p>0.823343</text:p>
          </table:table-cell>
          <table:table-cell office:value-type="float" office:value="0.10765">
            <text:p>0.10765</text:p>
          </table:table-cell>
          <table:table-cell office:value-type="float" office:value="1.017627">
            <text:p>1.017627</text:p>
          </table:table-cell>
          <table:table-cell table:formula="of:=[.B$14]/[.B16]" office:value-type="float" office:value="1.77161676646707">
            <text:p>1.7716167665</text:p>
          </table:table-cell>
          <table:table-cell table:formula="of:=[.C$14]/[.C16]" office:value-type="float" office:value="1.79642506221587">
            <text:p>1.7964250622</text:p>
          </table:table-cell>
          <table:table-cell table:formula="of:=[.D$14]/[.D16]" office:value-type="float" office:value="2.02217371110079">
            <text:p>2.0221737111</text:p>
          </table:table-cell>
          <table:table-cell table:formula="of:=[.E$14]/[.E16]" office:value-type="float" office:value="1.84244227010486">
            <text:p>1.8424422701</text:p>
          </table:table-cell>
          <table:table-cell table:formula="of:=[.F16]/[.$A16]" office:value-type="float" office:value="0.590538922155689">
            <text:p>0.5905389222</text:p>
          </table:table-cell>
          <table:table-cell table:formula="of:=[.G16]/[.$A16]" office:value-type="float" office:value="0.598808354071956">
            <text:p>0.5988083541</text:p>
          </table:table-cell>
          <table:table-cell table:formula="of:=[.H16]/[.$A16]" office:value-type="float" office:value="0.674057903700263">
            <text:p>0.6740579037</text:p>
          </table:table-cell>
          <table:table-cell table:formula="of:=[.I16]/[.$A16]" office:value-type="float" office:value="0.614147423368287">
            <text:p>0.6141474234</text:p>
          </table:table-cell>
          <table:table-cell table:formula="of:=(1/[.F16] - 1/[.$A16]) / (1-1/[.$A16])" office:value-type="float" office:value="0.346684242547151">
            <text:p>0.3466842425</text:p>
          </table:table-cell>
          <table:table-cell table:formula="of:=(1/[.G16] - 1/[.$A16]) / (1-1/[.$A16])" office:value-type="float" office:value="0.334991690747048">
            <text:p>0.3349916907</text:p>
          </table:table-cell>
          <table:table-cell table:formula="of:=(1/[.H16] - 1/[.$A16]) / (1-1/[.$A16])" office:value-type="float" office:value="0.241776036235513">
            <text:p>0.2417760362</text:p>
          </table:table-cell>
          <table:table-cell table:formula="of:=(1/[.I16] - 1/[.$A16]) / (1-1/[.$A16])" office:value-type="float" office:value="0.314136770708495">
            <text:p>0.31413677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89508">
            <text:p>0.089508</text:p>
          </table:table-cell>
          <table:table-cell office:value-type="float" office:value="0.802918">
            <text:p>0.802918</text:p>
          </table:table-cell>
          <table:table-cell office:value-type="float" office:value="0.105824">
            <text:p>0.105824</text:p>
          </table:table-cell>
          <table:table-cell office:value-type="float" office:value="0.93439">
            <text:p>0.93439</text:p>
          </table:table-cell>
          <table:table-cell table:formula="of:=[.B$14]/[.B17]" office:value-type="float" office:value="1.81797157795951">
            <text:p>1.817971578</text:p>
          </table:table-cell>
          <table:table-cell table:formula="of:=[.C$14]/[.C17]" office:value-type="float" office:value="1.84212335506241">
            <text:p>1.8421233551</text:p>
          </table:table-cell>
          <table:table-cell table:formula="of:=[.D$14]/[.D17]" office:value-type="float" office:value="2.05706644995464">
            <text:p>2.05706645</text:p>
          </table:table-cell>
          <table:table-cell table:formula="of:=[.E$14]/[.E17]" office:value-type="float" office:value="2.00657006175152">
            <text:p>2.0065700618</text:p>
          </table:table-cell>
          <table:table-cell table:formula="of:=[.F17]/[.$A17]" office:value-type="float" office:value="0.454492894489878">
            <text:p>0.4544928945</text:p>
          </table:table-cell>
          <table:table-cell table:formula="of:=[.G17]/[.$A17]" office:value-type="float" office:value="0.460530838765602">
            <text:p>0.4605308388</text:p>
          </table:table-cell>
          <table:table-cell table:formula="of:=[.H17]/[.$A17]" office:value-type="float" office:value="0.51426661248866">
            <text:p>0.5142666125</text:p>
          </table:table-cell>
          <table:table-cell table:formula="of:=[.I17]/[.$A17]" office:value-type="float" office:value="0.501642515437879">
            <text:p>0.5016425154</text:p>
          </table:table-cell>
          <table:table-cell table:formula="of:=(1/[.F17] - 1/[.$A17]) / (1-1/[.$A17])" office:value-type="float" office:value="0.400084806696042">
            <text:p>0.4000848067</text:p>
          </table:table-cell>
          <table:table-cell table:formula="of:=(1/[.G17] - 1/[.$A17]) / (1-1/[.$A17])" office:value-type="float" office:value="0.390469081781349">
            <text:p>0.3904690818</text:p>
          </table:table-cell>
          <table:table-cell table:formula="of:=(1/[.H17] - 1/[.$A17]) / (1-1/[.$A17])" office:value-type="float" office:value="0.314838889475868">
            <text:p>0.3148388895</text:p>
          </table:table-cell>
          <table:table-cell table:formula="of:=(1/[.I17] - 1/[.$A17]) / (1-1/[.$A17])" office:value-type="float" office:value="0.331150483478664">
            <text:p>0.331150483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metryki skalowane</text:p>
          </table:table-cell>
          <table:table-cell table:number-columns-repeated="16"/>
        </table:table-row>
        <table:table-row table:style-name="ro2">
          <table:table-cell office:value-type="string">
            <text:p>my computer</text:p>
          </table:table-cell>
          <table:table-cell table:number-columns-repeated="2"/>
          <table:table-cell office:value-type="string">
            <text:p>agh vnode-02</text:p>
          </table:table-cell>
          <table:table-cell/>
          <table:table-cell office:value-type="string">
            <text:p>speedup</text:p>
          </table:table-cell>
          <table:table-cell table:number-columns-repeated="11"/>
        </table:table-row>
        <table:table-row table:style-name="ro2">
          <table:table-cell office:value-type="string">
            <text:p>count sort</text:p>
          </table:table-cell>
          <table:table-cell office:value-type="string">
            <text:p>10^6</text:p>
          </table:table-cell>
          <table:table-cell office:value-type="string">
            <text:p>10^8</text:p>
          </table:table-cell>
          <table:table-cell table:number-columns-repeated="6"/>
          <table:table-cell office:value-type="string">
            <text:p>efficiency</text:p>
          </table:table-cell>
          <table:table-cell table:number-columns-repeated="7"/>
        </table:table-row>
        <table:table-row table:style-name="ro2">
          <table:table-cell office:value-type="string">
            <text:p>hosts</text:p>
          </table:table-cell>
          <table:table-cell office:value-type="string">
            <text:p>time</text:p>
          </table:table-cell>
          <table:table-cell table:number-columns-repeated="3"/>
          <table:table-cell office:value-type="string">
            <text:p>10^6 my pc</text:p>
          </table:table-cell>
          <table:table-cell office:value-type="string">
            <text:p>10^8 my pc</text:p>
          </table:table-cell>
          <table:table-cell office:value-type="string">
            <text:p>10^6 vnode</text:p>
          </table:table-cell>
          <table:table-cell office:value-type="string">
            <text:p>10^8 vnode</text:p>
          </table:table-cell>
          <table:table-cell office:value-type="string">
            <text:p>10^6 my pc</text:p>
          </table:table-cell>
          <table:table-cell office:value-type="string">
            <text:p>10^8 my pc</text:p>
          </table:table-cell>
          <table:table-cell office:value-type="string">
            <text:p>10^6 vnode</text:p>
          </table:table-cell>
          <table:table-cell office:value-type="string">
            <text:p>10^8 vnode</text:p>
          </table:table-cell>
          <table:table-cell office:value-type="string">
            <text:p>serial fraction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4237">
            <text:p>0.014237</text:p>
          </table:table-cell>
          <table:table-cell office:value-type="float" office:value="1.481547">
            <text:p>1.481547</text:p>
          </table:table-cell>
          <table:table-cell office:value-type="float" office:value="0.012909">
            <text:p>0.012909</text:p>
          </table:table-cell>
          <table:table-cell office:value-type="float" office:value="2.442674">
            <text:p>2.442674</text:p>
          </table:table-cell>
          <table:table-cell table:formula="of:=[.$A25]*[.B$25]/[.B25]" office:value-type="float" office:value="1">
            <text:p>1</text:p>
          </table:table-cell>
          <table:table-cell table:formula="of:=[.$A25]*[.C$25]/[.C25]" office:value-type="float" office:value="1">
            <text:p>1</text:p>
          </table:table-cell>
          <table:table-cell table:formula="of:=[.$A25]*[.D$25]/[.D25]" office:value-type="float" office:value="1">
            <text:p>1</text:p>
          </table:table-cell>
          <table:table-cell table:formula="of:=[.$A25]*[.E$25]/[.E25]" office:value-type="float" office:value="1">
            <text:p>1</text:p>
          </table:table-cell>
          <table:table-cell table:formula="of:=[.F25]/[.$A25]" office:value-type="float" office:value="1">
            <text:p>1</text:p>
          </table:table-cell>
          <table:table-cell table:formula="of:=[.G25]/[.$A25]" office:value-type="float" office:value="1">
            <text:p>1</text:p>
          </table:table-cell>
          <table:table-cell table:formula="of:=[.H25]/[.$A25]" office:value-type="float" office:value="1">
            <text:p>1</text:p>
          </table:table-cell>
          <table:table-cell table:formula="of:=[.I25]/[.$A25]" office:value-type="float" office:value="1">
            <text:p>1</text:p>
          </table:table-cell>
          <table:table-cell office:value-type="string">
            <text:p>10^6 my pc</text:p>
          </table:table-cell>
          <table:table-cell office:value-type="string">
            <text:p>10^8 my pc</text:p>
          </table:table-cell>
          <table:table-cell office:value-type="string">
            <text:p>10^6 vnode</text:p>
          </table:table-cell>
          <table:table-cell office:value-type="string">
            <text:p>10^8 vno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8672">
            <text:p>0.028672</text:p>
          </table:table-cell>
          <table:table-cell office:value-type="float" office:value="2.942345">
            <text:p>2.942345</text:p>
          </table:table-cell>
          <table:table-cell office:value-type="float" office:value="0.027075">
            <text:p>0.027075</text:p>
          </table:table-cell>
          <table:table-cell office:value-type="float" office:value="5.087375">
            <text:p>5.087375</text:p>
          </table:table-cell>
          <table:table-cell table:formula="of:=[.$A26]*[.B$25]/[.B26]" office:value-type="float" office:value="0.993094308035714">
            <text:p>0.993094308</text:p>
          </table:table-cell>
          <table:table-cell table:formula="of:=[.$A26]*[.C$25]/[.C26]" office:value-type="float" office:value="1.0070518582967">
            <text:p>1.0070518583</text:p>
          </table:table-cell>
          <table:table-cell table:formula="of:=[.$A26]*[.D$25]/[.D26]" office:value-type="float" office:value="0.953573407202216">
            <text:p>0.9535734072</text:p>
          </table:table-cell>
          <table:table-cell table:formula="of:=[.$A26]*[.E$25]/[.E26]" office:value-type="float" office:value="0.960288557458414">
            <text:p>0.9602885575</text:p>
          </table:table-cell>
          <table:table-cell table:formula="of:=[.F26]/[.$A26]" office:value-type="float" office:value="0.496547154017857">
            <text:p>0.496547154</text:p>
          </table:table-cell>
          <table:table-cell table:formula="of:=[.G26]/[.$A26]" office:value-type="float" office:value="0.503525929148349">
            <text:p>0.5035259291</text:p>
          </table:table-cell>
          <table:table-cell table:formula="of:=[.H26]/[.$A26]" office:value-type="float" office:value="0.476786703601108">
            <text:p>0.4767867036</text:p>
          </table:table-cell>
          <table:table-cell table:formula="of:=[.I26]/[.$A26]" office:value-type="float" office:value="0.480144278729207">
            <text:p>0.4801442787</text:p>
          </table:table-cell>
          <table:table-cell table:formula="of:=(1/[.F26]-1/[.$A26])/(1-1/[.$A26])" office:value-type="float" office:value="1.01390742431692">
            <text:p>1.0139074243</text:p>
          </table:table-cell>
          <table:table-cell table:formula="of:=(1/[.G26]-1/[.$A26])/(1-1/[.$A26])" office:value-type="float" office:value="0.985995044369163">
            <text:p>0.9859950444</text:p>
          </table:table-cell>
          <table:table-cell table:formula="of:=(1/[.H26]-1/[.$A26])/(1-1/[.$A26])" office:value-type="float" office:value="1.09737392516849">
            <text:p>1.0973739252</text:p>
          </table:table-cell>
          <table:table-cell table:formula="of:=(1/[.I26]-1/[.$A26])/(1-1/[.$A26])" office:value-type="float" office:value="1.08270731174115">
            <text:p>1.08270731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294">
            <text:p>0.04294</text:p>
          </table:table-cell>
          <table:table-cell office:value-type="float" office:value="4.345789">
            <text:p>4.345789</text:p>
          </table:table-cell>
          <table:table-cell office:value-type="float" office:value="0.053">
            <text:p>0.053</text:p>
          </table:table-cell>
          <table:table-cell office:value-type="float" office:value="7.772241">
            <text:p>7.772241</text:p>
          </table:table-cell>
          <table:table-cell table:formula="of:=[.$A27]*[.B$25]/[.B27]" office:value-type="float" office:value="0.994666977177457">
            <text:p>0.9946669772</text:p>
          </table:table-cell>
          <table:table-cell table:formula="of:=[.$A27]*[.C$25]/[.C27]" office:value-type="float" office:value="1.02274661747268">
            <text:p>1.0227466175</text:p>
          </table:table-cell>
          <table:table-cell table:formula="of:=[.$A27]*[.D$25]/[.D27]" office:value-type="float" office:value="0.730698113207547">
            <text:p>0.7306981132</text:p>
          </table:table-cell>
          <table:table-cell table:formula="of:=[.$A27]*[.E$25]/[.E27]" office:value-type="float" office:value="0.942845441874486">
            <text:p>0.9428454419</text:p>
          </table:table-cell>
          <table:table-cell table:formula="of:=[.F27]/[.$A27]" office:value-type="float" office:value="0.331555659059152">
            <text:p>0.3315556591</text:p>
          </table:table-cell>
          <table:table-cell table:formula="of:=[.G27]/[.$A27]" office:value-type="float" office:value="0.340915539157561">
            <text:p>0.3409155392</text:p>
          </table:table-cell>
          <table:table-cell table:formula="of:=[.H27]/[.$A27]" office:value-type="float" office:value="0.243566037735849">
            <text:p>0.2435660377</text:p>
          </table:table-cell>
          <table:table-cell table:formula="of:=[.I27]/[.$A27]" office:value-type="float" office:value="0.314281813958162">
            <text:p>0.314281814</text:p>
          </table:table-cell>
          <table:table-cell table:formula="of:=(1/[.F27]-1/[.$A27])/(1-1/[.$A27])" office:value-type="float" office:value="1.00804242466812">
            <text:p>1.0080424247</text:p>
          </table:table-cell>
          <table:table-cell table:formula="of:=(1/[.G27]-1/[.$A27])/(1-1/[.$A27])" office:value-type="float" office:value="0.966638925393525">
            <text:p>0.9666389254</text:p>
          </table:table-cell>
          <table:table-cell table:formula="of:=(1/[.H27]-1/[.$A27])/(1-1/[.$A27])" office:value-type="float" office:value="1.55283135796731">
            <text:p>1.552831358</text:p>
          </table:table-cell>
          <table:table-cell table:formula="of:=(1/[.I27]-1/[.$A27])/(1-1/[.$A27])" office:value-type="float" office:value="1.09092883454771">
            <text:p>1.09092883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662">
            <text:p>0.06662</text:p>
          </table:table-cell>
          <table:table-cell office:value-type="float" office:value="5.821902">
            <text:p>5.821902</text:p>
          </table:table-cell>
          <table:table-cell office:value-type="float" office:value="0.072554">
            <text:p>0.072554</text:p>
          </table:table-cell>
          <table:table-cell office:value-type="float" office:value="10.505527">
            <text:p>10.505527</text:p>
          </table:table-cell>
          <table:table-cell table:formula="of:=[.$A28]*[.B$25]/[.B28]" office:value-type="float" office:value="0.854818372861003">
            <text:p>0.8548183729</text:p>
          </table:table-cell>
          <table:table-cell table:formula="of:=[.$A28]*[.C$25]/[.C28]" office:value-type="float" office:value="1.0179127027559">
            <text:p>1.0179127028</text:p>
          </table:table-cell>
          <table:table-cell table:formula="of:=[.$A28]*[.D$25]/[.D28]" office:value-type="float" office:value="0.711690602861317">
            <text:p>0.7116906029</text:p>
          </table:table-cell>
          <table:table-cell table:formula="of:=[.$A28]*[.E$25]/[.E28]" office:value-type="float" office:value="0.930052914051813">
            <text:p>0.9300529141</text:p>
          </table:table-cell>
          <table:table-cell table:formula="of:=[.F28]/[.$A28]" office:value-type="float" office:value="0.213704593215251">
            <text:p>0.2137045932</text:p>
          </table:table-cell>
          <table:table-cell table:formula="of:=[.G28]/[.$A28]" office:value-type="float" office:value="0.254478175688976">
            <text:p>0.2544781757</text:p>
          </table:table-cell>
          <table:table-cell table:formula="of:=[.H28]/[.$A28]" office:value-type="float" office:value="0.177922650715329">
            <text:p>0.1779226507</text:p>
          </table:table-cell>
          <table:table-cell table:formula="of:=[.I28]/[.$A28]" office:value-type="float" office:value="0.232513228512953">
            <text:p>0.2325132285</text:p>
          </table:table-cell>
          <table:table-cell table:formula="of:=(1/[.F28]-1/[.$A28])/(1-1/[.$A28])" office:value-type="float" office:value="1.22645220200885">
            <text:p>1.226452202</text:p>
          </table:table-cell>
          <table:table-cell table:formula="of:=(1/[.G28]-1/[.$A28])/(1-1/[.$A28])" office:value-type="float" office:value="0.976536687664988">
            <text:p>0.9765366877</text:p>
          </table:table-cell>
          <table:table-cell table:formula="of:=(1/[.H28]-1/[.$A28])/(1-1/[.$A28])" office:value-type="float" office:value="1.54013995403724">
            <text:p>1.540139954</text:p>
          </table:table-cell>
          <table:table-cell table:formula="of:=(1/[.I28]-1/[.$A28])/(1-1/[.$A28])" office:value-type="float" office:value="1.10027685506403">
            <text:p>1.1002768551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2">
          <table:table-cell office:value-type="string">
            <text:p>multiplication</text:p>
          </table:table-cell>
          <table:table-cell office:value-type="string">
            <text:p>5000^2=25*10^6</text:p>
          </table:table-cell>
          <table:table-cell office:value-type="string">
            <text:p>15000^2=225*10^6</text:p>
          </table:table-cell>
          <table:table-cell table:number-columns-repeated="14"/>
        </table:table-row>
        <table:table-row table:style-name="ro2">
          <table:table-cell office:value-type="string">
            <text:p>hosts</text:p>
          </table:table-cell>
          <table:table-cell office:value-type="string">
            <text:p>time</text:p>
          </table:table-cell>
          <table:table-cell table:number-columns-repeated="3"/>
          <table:table-cell office:value-type="string">
            <text:p>5000 my pc</text:p>
          </table:table-cell>
          <table:table-cell office:value-type="string">
            <text:p>15000 my pc</text:p>
          </table:table-cell>
          <table:table-cell office:value-type="string">
            <text:p>5000 vnode</text:p>
          </table:table-cell>
          <table:table-cell office:value-type="string">
            <text:p>15000 vnode</text:p>
          </table:table-cell>
          <table:table-cell office:value-type="string">
            <text:p>5000 my pc</text:p>
          </table:table-cell>
          <table:table-cell office:value-type="string">
            <text:p>15000 my pc</text:p>
          </table:table-cell>
          <table:table-cell office:value-type="string">
            <text:p>5000 vnode</text:p>
          </table:table-cell>
          <table:table-cell office:value-type="string">
            <text:p>15000 vnod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62723">
            <text:p>0.162723</text:p>
          </table:table-cell>
          <table:table-cell office:value-type="float" office:value="1.465785">
            <text:p>1.465785</text:p>
          </table:table-cell>
          <table:table-cell office:value-type="float" office:value="0.299708">
            <text:p>0.299708</text:p>
          </table:table-cell>
          <table:table-cell office:value-type="float" office:value="2.698789">
            <text:p>2.698789</text:p>
          </table:table-cell>
          <table:table-cell table:formula="of:=[.$A34]*[.B$34]/[.B34]" office:value-type="float" office:value="1">
            <text:p>1</text:p>
          </table:table-cell>
          <table:table-cell table:formula="of:=[.$A34]*[.C$34]/[.C34]" office:value-type="float" office:value="1">
            <text:p>1</text:p>
          </table:table-cell>
          <table:table-cell table:formula="of:=[.$A34]*[.D$34]/[.D34]" office:value-type="float" office:value="1">
            <text:p>1</text:p>
          </table:table-cell>
          <table:table-cell table:formula="of:=[.$A34]*[.E$34]/[.E34]" office:value-type="float" office:value="1">
            <text:p>1</text:p>
          </table:table-cell>
          <table:table-cell table:formula="of:=[.F34]/[.$A34]" office:value-type="float" office:value="1">
            <text:p>1</text:p>
          </table:table-cell>
          <table:table-cell table:formula="of:=[.G34]/[.$A34]" office:value-type="float" office:value="1">
            <text:p>1</text:p>
          </table:table-cell>
          <table:table-cell table:formula="of:=[.H34]/[.$A34]" office:value-type="float" office:value="1">
            <text:p>1</text:p>
          </table:table-cell>
          <table:table-cell table:formula="of:=[.I34]/[.$A34]" office:value-type="float" office:value="1">
            <text:p>1</text:p>
          </table:table-cell>
          <table:table-cell office:value-type="string">
            <text:p>5000 my pc</text:p>
          </table:table-cell>
          <table:table-cell office:value-type="string">
            <text:p>15000 my pc</text:p>
          </table:table-cell>
          <table:table-cell office:value-type="string">
            <text:p>5000 vnode</text:p>
          </table:table-cell>
          <table:table-cell office:value-type="string">
            <text:p>15000 vno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8127">
            <text:p>0.168127</text:p>
          </table:table-cell>
          <table:table-cell office:value-type="float" office:value="1.541102">
            <text:p>1.541102</text:p>
          </table:table-cell>
          <table:table-cell office:value-type="float" office:value="0.302501">
            <text:p>0.302501</text:p>
          </table:table-cell>
          <table:table-cell office:value-type="float" office:value="2.778306">
            <text:p>2.778306</text:p>
          </table:table-cell>
          <table:table-cell table:formula="of:=[.$A35]*[.B$34]/[.B35]" office:value-type="float" office:value="1.93571526286676">
            <text:p>1.9357152629</text:p>
          </table:table-cell>
          <table:table-cell table:formula="of:=[.$A35]*[.C$34]/[.C35]" office:value-type="float" office:value="1.90225565861312">
            <text:p>1.9022556586</text:p>
          </table:table-cell>
          <table:table-cell table:formula="of:=[.$A35]*[.D$34]/[.D35]" office:value-type="float" office:value="1.98153394534233">
            <text:p>1.9815339453</text:p>
          </table:table-cell>
          <table:table-cell table:formula="of:=[.$A35]*[.E$34]/[.E35]" office:value-type="float" office:value="1.94275864501606">
            <text:p>1.942758645</text:p>
          </table:table-cell>
          <table:table-cell table:formula="of:=[.F35]/[.$A35]" office:value-type="float" office:value="0.967857631433381">
            <text:p>0.9678576314</text:p>
          </table:table-cell>
          <table:table-cell table:formula="of:=[.G35]/[.$A35]" office:value-type="float" office:value="0.951127829306561">
            <text:p>0.9511278293</text:p>
          </table:table-cell>
          <table:table-cell table:formula="of:=[.H35]/[.$A35]" office:value-type="float" office:value="0.990766972671165">
            <text:p>0.9907669727</text:p>
          </table:table-cell>
          <table:table-cell table:formula="of:=[.I35]/[.$A35]" office:value-type="float" office:value="0.971379322508032">
            <text:p>0.9713793225</text:p>
          </table:table-cell>
          <table:table-cell table:formula="of:=(1/[.F35] - 1/[.$A35]) / (1 - 1/[.$A35])" office:value-type="float" office:value="0.033209810536925">
            <text:p>0.0332098105</text:p>
          </table:table-cell>
          <table:table-cell table:formula="of:=(1/[.G35] - 1/[.$A35]) / (1 - 1/[.$A35])" office:value-type="float" office:value="0.0513833884232682">
            <text:p>0.0513833884</text:p>
          </table:table-cell>
          <table:table-cell table:formula="of:=(1/[.H35] - 1/[.$A35]) / (1 - 1/[.$A35])" office:value-type="float" office:value="0.00931907056201364">
            <text:p>0.0093190706</text:p>
          </table:table-cell>
          <table:table-cell table:formula="of:=(1/[.I35] - 1/[.$A35]) / (1 - 1/[.$A35])" office:value-type="float" office:value="0.0294639558705774">
            <text:p>0.02946395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60823">
            <text:p>0.260823</text:p>
          </table:table-cell>
          <table:table-cell office:value-type="float" office:value="2.3871">
            <text:p>2.3871</text:p>
          </table:table-cell>
          <table:table-cell office:value-type="float" office:value="0.43639">
            <text:p>0.43639</text:p>
          </table:table-cell>
          <table:table-cell office:value-type="float" office:value="3.709299">
            <text:p>3.709299</text:p>
          </table:table-cell>
          <table:table-cell table:formula="of:=[.$A36]*[.B$34]/[.B36]" office:value-type="float" office:value="1.87164858927319">
            <text:p>1.8716485893</text:p>
          </table:table-cell>
          <table:table-cell table:formula="of:=[.$A36]*[.C$34]/[.C36]" office:value-type="float" office:value="1.84213271333417">
            <text:p>1.8421327133</text:p>
          </table:table-cell>
          <table:table-cell table:formula="of:=[.$A36]*[.D$34]/[.D36]" office:value-type="float" office:value="2.06036801943216">
            <text:p>2.0603680194</text:p>
          </table:table-cell>
          <table:table-cell table:formula="of:=[.$A36]*[.E$34]/[.E36]" office:value-type="float" office:value="2.18272158701685">
            <text:p>2.182721587</text:p>
          </table:table-cell>
          <table:table-cell table:formula="of:=[.F36]/[.$A36]" office:value-type="float" office:value="0.623882863091062">
            <text:p>0.6238828631</text:p>
          </table:table-cell>
          <table:table-cell table:formula="of:=[.G36]/[.$A36]" office:value-type="float" office:value="0.614044237778057">
            <text:p>0.6140442378</text:p>
          </table:table-cell>
          <table:table-cell table:formula="of:=[.H36]/[.$A36]" office:value-type="float" office:value="0.68678933981072">
            <text:p>0.6867893398</text:p>
          </table:table-cell>
          <table:table-cell table:formula="of:=[.I36]/[.$A36]" office:value-type="float" office:value="0.727573862338949">
            <text:p>0.7275738623</text:p>
          </table:table-cell>
          <table:table-cell table:formula="of:=(1/[.F36] - 1/[.$A36]) / (1 - 1/[.$A36])" office:value-type="float" office:value="0.301432495713574">
            <text:p>0.3014324957</text:p>
          </table:table-cell>
          <table:table-cell table:formula="of:=(1/[.G36] - 1/[.$A36]) / (1 - 1/[.$A36])" office:value-type="float" office:value="0.314273580368199">
            <text:p>0.3142735804</text:p>
          </table:table-cell>
          <table:table-cell table:formula="of:=(1/[.H36] - 1/[.$A36]) / (1 - 1/[.$A36])" office:value-type="float" office:value="0.228025277937192">
            <text:p>0.2280252779</text:p>
          </table:table-cell>
          <table:table-cell table:formula="of:=(1/[.I36] - 1/[.$A36]) / (1 - 1/[.$A36])" office:value-type="float" office:value="0.187215451078243">
            <text:p>0.18721545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34346">
            <text:p>0.334346</text:p>
          </table:table-cell>
          <table:table-cell office:value-type="float" office:value="2.975598">
            <text:p>2.975598</text:p>
          </table:table-cell>
          <table:table-cell office:value-type="float" office:value="0.440801">
            <text:p>0.440801</text:p>
          </table:table-cell>
          <table:table-cell office:value-type="float" office:value="3.943733">
            <text:p>3.943733</text:p>
          </table:table-cell>
          <table:table-cell table:formula="of:=[.$A37]*[.B$34]/[.B37]" office:value-type="float" office:value="1.94676173784044">
            <text:p>1.9467617378</text:p>
          </table:table-cell>
          <table:table-cell table:formula="of:=[.$A37]*[.C$34]/[.C37]" office:value-type="float" office:value="1.97040729292062">
            <text:p>1.9704072929</text:p>
          </table:table-cell>
          <table:table-cell table:formula="of:=[.$A37]*[.D$34]/[.D37]" office:value-type="float" office:value="2.71966715139031">
            <text:p>2.7196671514</text:p>
          </table:table-cell>
          <table:table-cell table:formula="of:=[.$A37]*[.E$34]/[.E37]" office:value-type="float" office:value="2.73729382795438">
            <text:p>2.737293828</text:p>
          </table:table-cell>
          <table:table-cell table:formula="of:=[.F37]/[.$A37]" office:value-type="float" office:value="0.48669043446011">
            <text:p>0.4866904345</text:p>
          </table:table-cell>
          <table:table-cell table:formula="of:=[.G37]/[.$A37]" office:value-type="float" office:value="0.492601823230154">
            <text:p>0.4926018232</text:p>
          </table:table-cell>
          <table:table-cell table:formula="of:=[.H37]/[.$A37]" office:value-type="float" office:value="0.679916787847577">
            <text:p>0.6799167878</text:p>
          </table:table-cell>
          <table:table-cell table:formula="of:=[.I37]/[.$A37]" office:value-type="float" office:value="0.684323456988594">
            <text:p>0.684323457</text:p>
          </table:table-cell>
          <table:table-cell table:formula="of:=(1/[.F37] - 1/[.$A37]) / (1 - 1/[.$A37])" office:value-type="float" office:value="0.351564724511388">
            <text:p>0.3515647245</text:p>
          </table:table-cell>
          <table:table-cell table:formula="of:=(1/[.G37] - 1/[.$A37]) / (1 - 1/[.$A37])" office:value-type="float" office:value="0.34334571577687">
            <text:p>0.3433457158</text:p>
          </table:table-cell>
          <table:table-cell table:formula="of:=(1/[.H37] - 1/[.$A37]) / (1 - 1/[.$A37])" office:value-type="float" office:value="0.156922738131782">
            <text:p>0.1569227381</text:p>
          </table:table-cell>
          <table:table-cell table:formula="of:=(1/[.I37] - 1/[.$A37]) / (1 - 1/[.$A37])" office:value-type="float" office:value="0.153765756912946">
            <text:p>0.1537657569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number-columns-repeated="15"/>
        </table:table-row>
        <table:table-row table:style-name="ro1">
          <table:table-cell office:value-type="float" office:value="21213">
            <text:p>21213</text:p>
          </table:table-cell>
          <table:table-cell office:value-type="float" office:value="7071">
            <text:p>7071</text:p>
          </table:table-cell>
          <table:table-cell table:number-columns-repeated="15"/>
        </table:table-row>
        <table:table-row table:style-name="ro1">
          <table:table-cell office:value-type="float" office:value="25981">
            <text:p>25981</text:p>
          </table:table-cell>
          <table:table-cell office:value-type="float" office:value="8660">
            <text:p>8660</text:p>
          </table:table-cell>
          <table:table-cell table:number-columns-repeated="15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0000">
            <text:p>1000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23:25:42</meta:creation-date>
    <dc:date>2014-05-07T09:46:56</dc:date>
    <meta:editing-duration>PT52M46S</meta:editing-duration>
    <meta:editing-cycles>5</meta:editing-cycles>
    <meta:generator>LibreOffice/3.5$Linux_X86_64 LibreOffice_project/350m1$Build-2</meta:generator>
    <meta:document-statistic meta:table-count="3" meta:cell-count="3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legend chart:legend-position="end" svg:x="12.672cm" svg:y="3.454cm" style:legend-expansion="high" chart:style-name="ch3"/>
        <chart:plot-area chart:style-name="ch4" table:cell-range-address="Sheet1.F33:Sheet1.I37" chart:data-source-has-labels="row" svg:x="0.77cm" svg:y="1.635cm" svg:width="11.262cm" svg:height="6.204cm">
          <chartooo:coordinate-region svg:x="1.497cm" svg:y="1.834cm" svg:width="10.441cm" svg:height="5.358cm"/>
          <chart:axis chart:dimension="x" chart:name="primary-x" chart:style-name="ch5">
            <chart:title svg:x="5.166cm" svg:y="8.019cm" chart:style-name="ch6">
              <text:p>Number of host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F34:Sheet1.F37" chart:label-cell-address="Sheet1.F33:Sheet1.F33" chart:class="chart:line">
            <chart:data-point chart:repeated="4"/>
          </chart:series>
          <chart:series chart:style-name="ch9" chart:values-cell-range-address="Sheet1.G34:Sheet1.G37" chart:label-cell-address="Sheet1.G33:Sheet1.G33" chart:class="chart:line">
            <chart:data-point chart:repeated="4"/>
          </chart:series>
          <chart:series chart:style-name="ch10" chart:values-cell-range-address="Sheet1.H34:Sheet1.H37" chart:label-cell-address="Sheet1.H33:Sheet1.H33" chart:class="chart:line">
            <chart:data-point chart:repeated="4"/>
          </chart:series>
          <chart:series chart:style-name="ch11" chart:values-cell-range-address="Sheet1.I34:Sheet1.I37" chart:label-cell-address="Sheet1.I33:Sheet1.I3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 my pc</text:p>
                <draw:g>
                  <svg:desc>Sheet1.F33:Sheet1.F33</svg:desc>
                </draw:g>
              </table:table-cell>
              <table:table-cell office:value-type="string">
                <text:p>15000 my pc</text:p>
                <draw:g>
                  <svg:desc>Sheet1.G33:Sheet1.G33</svg:desc>
                </draw:g>
              </table:table-cell>
              <table:table-cell office:value-type="string">
                <text:p>5000 vnode</text:p>
                <draw:g>
                  <svg:desc>Sheet1.H33:Sheet1.H33</svg:desc>
                </draw:g>
              </table:table-cell>
              <table:table-cell office:value-type="string">
                <text:p>15000 vnode</text:p>
                <draw:g>
                  <svg:desc>Sheet1.I33:Sheet1.I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4:Sheet1.F37</svg:desc>
                </draw:g>
              </table:table-cell>
              <table:table-cell office:value-type="float" office:value="1">
                <text:p>1</text:p>
                <draw:g>
                  <svg:desc>Sheet1.G34:Sheet1.G37</svg:desc>
                </draw:g>
              </table:table-cell>
              <table:table-cell office:value-type="float" office:value="1">
                <text:p>1</text:p>
                <draw:g>
                  <svg:desc>Sheet1.H34:Sheet1.H37</svg:desc>
                </draw:g>
              </table:table-cell>
              <table:table-cell office:value-type="float" office:value="1">
                <text:p>1</text:p>
                <draw:g>
                  <svg:desc>Sheet1.I34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3571526286676">
                <text:p>1.93571526286676</text:p>
              </table:table-cell>
              <table:table-cell office:value-type="float" office:value="1.90225565861312">
                <text:p>1.90225565861312</text:p>
              </table:table-cell>
              <table:table-cell office:value-type="float" office:value="1.98153394534233">
                <text:p>1.98153394534233</text:p>
              </table:table-cell>
              <table:table-cell office:value-type="float" office:value="1.94275864501606">
                <text:p>1.94275864501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7164858927319">
                <text:p>1.87164858927319</text:p>
              </table:table-cell>
              <table:table-cell office:value-type="float" office:value="1.84213271333417">
                <text:p>1.84213271333417</text:p>
              </table:table-cell>
              <table:table-cell office:value-type="float" office:value="2.06036801943216">
                <text:p>2.06036801943216</text:p>
              </table:table-cell>
              <table:table-cell office:value-type="float" office:value="2.18272158701685">
                <text:p>2.1827215870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676173784044">
                <text:p>1.94676173784044</text:p>
              </table:table-cell>
              <table:table-cell office:value-type="float" office:value="1.97040729292062">
                <text:p>1.97040729292062</text:p>
              </table:table-cell>
              <table:table-cell office:value-type="float" office:value="2.71966715139031">
                <text:p>2.71966715139031</text:p>
              </table:table-cell>
              <table:table-cell office:value-type="float" office:value="2.73729382795438">
                <text:p>2.73729382795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